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line-height="100%"/>
      <style:text-properties style:text-underline-style="none" officeooo:rsid="0003d9a7" officeooo:paragraph-rsid="0003d9a7"/>
    </style:style>
    <style:style style:name="P2" style:family="paragraph" style:parent-style-name="Preformatted_20_Text" style:list-style-name="L1">
      <style:paragraph-properties fo:line-height="100%"/>
      <style:text-properties fo:color="#158466" style:text-underline-style="none" officeooo:rsid="0003d9a7" officeooo:paragraph-rsid="0003d9a7"/>
    </style:style>
    <style:style style:name="P3" style:family="paragraph" style:parent-style-name="Preformatted_20_Text" style:list-style-name="L1">
      <style:paragraph-properties fo:line-height="100%"/>
      <style:text-properties fo:color="#158466" style:text-underline-style="none" officeooo:rsid="0003d9a7" officeooo:paragraph-rsid="0006ddb4"/>
    </style:style>
    <style:style style:name="P4" style:family="paragraph" style:parent-style-name="Preformatted_20_Text" style:list-style-name="L1">
      <style:paragraph-properties fo:line-height="100%"/>
      <style:text-properties fo:color="#158466" officeooo:paragraph-rsid="0003d9a7"/>
    </style:style>
    <style:style style:name="P5" style:family="paragraph" style:parent-style-name="Preformatted_20_Text" style:list-style-name="L1">
      <style:paragraph-properties fo:line-height="100%"/>
      <style:text-properties fo:color="#2a6099" officeooo:paragraph-rsid="0003d9a7" fo:background-color="transparent"/>
    </style:style>
    <style:style style:name="P6" style:family="paragraph" style:parent-style-name="Preformatted_20_Text" style:list-style-name="L1">
      <style:paragraph-properties fo:line-height="100%"/>
      <style:text-properties fo:color="#2a6099" style:text-underline-style="none" officeooo:rsid="0003d9a7" officeooo:paragraph-rsid="0003d9a7"/>
    </style:style>
    <style:style style:name="P7" style:family="paragraph" style:parent-style-name="Preformatted_20_Text" style:list-style-name="L1">
      <style:paragraph-properties fo:margin-top="0cm" fo:margin-bottom="0.499cm" loext:contextual-spacing="false" fo:line-height="100%"/>
      <style:text-properties fo:color="#2a6099" officeooo:rsid="000529e0" officeooo:paragraph-rsid="000529e0"/>
    </style:style>
    <style:style style:name="P8" style:family="paragraph" style:parent-style-name="Preformatted_20_Text" style:list-style-name="L1">
      <style:paragraph-properties fo:margin-top="0.101cm" fo:margin-bottom="0.101cm" loext:contextual-spacing="false" fo:line-height="100%"/>
      <style:text-properties fo:color="#355269" fo:font-size="10pt" style:text-underline-style="none" officeooo:rsid="0003d9a7" officeooo:paragraph-rsid="0003d9a7"/>
    </style:style>
    <style:style style:name="P9" style:family="paragraph" style:parent-style-name="Preformatted_20_Text" style:list-style-name="L1">
      <style:paragraph-properties fo:margin-top="0cm" fo:margin-bottom="0cm" loext:contextual-spacing="false" fo:line-height="100%"/>
      <style:text-properties fo:color="#2a6099" officeooo:paragraph-rsid="000529e0"/>
    </style:style>
    <style:style style:name="P10" style:family="paragraph" style:parent-style-name="Preformatted_20_Text" style:list-style-name="L1">
      <style:paragraph-properties fo:margin-top="0cm" fo:margin-bottom="0cm" loext:contextual-spacing="false" fo:line-height="100%"/>
      <style:text-properties fo:color="#2a6099" officeooo:rsid="000529e0" officeooo:paragraph-rsid="000529e0"/>
    </style:style>
    <style:style style:name="P11" style:family="paragraph" style:parent-style-name="Standard">
      <style:text-properties style:text-underline-style="solid" style:text-underline-width="auto" style:text-underline-color="font-color" officeooo:rsid="0003d9a7" officeooo:paragraph-rsid="0003d9a7"/>
    </style:style>
    <style:style style:name="P12" style:family="paragraph" style:parent-style-name="Standard">
      <style:text-properties style:text-underline-style="none" officeooo:rsid="0003d9a7" officeooo:paragraph-rsid="0003d9a7"/>
    </style:style>
    <style:style style:name="P13" style:family="paragraph" style:parent-style-name="Standard" style:list-style-name="L1">
      <style:paragraph-properties fo:line-height="100%"/>
      <style:text-properties style:text-underline-style="none" officeooo:rsid="0003d9a7" officeooo:paragraph-rsid="0003d9a7"/>
    </style:style>
    <style:style style:name="P14" style:family="paragraph" style:parent-style-name="Standard" style:list-style-name="L1">
      <style:paragraph-properties fo:line-height="100%"/>
      <style:text-properties officeooo:paragraph-rsid="0003d9a7"/>
    </style:style>
    <style:style style:name="T1" style:family="text">
      <style:text-properties officeooo:rsid="0003d9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officeooo:rsid="0003d9a7"/>
    </style:style>
    <style:style style:name="T4" style:family="text">
      <style:text-properties fo:font-weight="normal" officeooo:rsid="0003d9a7" style:font-weight-asian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2a6099" fo:font-weight="normal" officeooo:rsid="0003d9a7" style:font-weight-asian="normal" style:font-weight-complex="normal"/>
    </style:style>
    <style:style style:name="T7" style:family="text">
      <style:text-properties fo:color="#2a6099" officeooo:rsid="000448ff"/>
    </style:style>
    <style:style style:name="T8" style:family="text">
      <style:text-properties officeooo:rsid="000529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stalling ROS Noetic on Ubuntu 20</text:p>
      <text:p text:style-name="P12"/>
      <text:list xml:id="list3302741218" text:style-name="L1">
        <text:list-item>
          <text:p text:style-name="P13">Make sure that the four boxes under <text:span text:style-name="T2">Software &amp; Updates </text:span>are ticked. (Canonical, Multiverse, Universe and the other one)</text:p>
        </text:list-item>
        <text:list-item>
          <text:p text:style-name="P8">sudo sh -c 'echo "deb http://packages.ros.org/ros/ubuntu $(lsb_release -sc) main" &gt; /etc/apt/sources.list.d/ros-latest.list'</text:p>
        </text:list-item>
        <text:list-item>
          <text:p text:style-name="P2">sudo apt-key adv --keyserver 'hkp://keyserver.ubuntu.com:80' --recv-key C1CF6E31E6BADE8868B172B4F42ED6FBAB17C654</text:p>
        </text:list-item>
        <text:list-item>
          <text:p text:style-name="P1"><text:span text:style-name="T5">sudo apt-</text:span><text:span text:style-name="T7">get</text:span><text:span text:style-name="T5"> update</text:span></text:p>
        </text:list-item>
        <text:list-item>
          <text:p text:style-name="P3"><text:span text:style-name="T5">sudo apt-</text:span><text:span text:style-name="T7">get</text:span><text:span text:style-name="T5"> clean</text:span></text:p>
        </text:list-item>
        <text:list-item>
          <text:p text:style-name="P6"><text:bookmark text:name="noetic.2FInstallation.2FDebianMetapackages.line-9"/><text:bookmark text:name="noetic.2FInstallation.2FDebianMetapackages.line-1-2"/><text:bookmark text:name="noetic.2FInstallation.2FDebianMetapackages.line-11"/><text:bookmark text:name="noetic.2FInstallation.2FDebianMetapackages.line-10"/>sudo apt install ros-noetic-desktop-full</text:p>
        </text:list-item>
        <text:list-item>
          <text:p text:style-name="P14"><text:span text:style-name="T3">Add </text:span><text:span text:style-name="T2">source /opt/ros/noetic/setup.bash </text:span><text:span text:style-name="T4">to /.bashrc using: </text:span></text:p>
          <text:p text:style-name="P14"><text:bookmark text:name="noetic.2FInstallation.2FDebEnvironment.line-18"/><text:bookmark text:name="noetic.2FInstallation.2FDebEnvironment.line-19"/><text:bookmark text:name="noetic.2FInstallation.2FDebEnvironment.line-20"/><text:bookmark text:name="noetic.2FInstallation.2FDebEnvironment.line-21"/><text:bookmark text:name="noetic.2FInstallation.2FDebEnvironment.line-22"/><text:bookmark text:name="noetic.2FInstallation.2FDebEnvironment.line-1-3"/><text:span text:style-name="T6">echo "source /opt/ros/noetic/setup.bash" &gt;&gt; ~/.bashrc</text:span></text:p>
        </text:list-item>
        <text:list-item>
          <text:p text:style-name="P4"><text:span text:style-name="T4">sudo apt install python3-rosdep python3-rosinstall python3-rosinstall-generator python3-wstool build-essential</text:span></text:p>
        </text:list-item>
        <text:list-item>
          <text:p text:style-name="P5"><text:bookmark text:name="line-39"/><text:bookmark text:name="line-1-3"/><text:bookmark text:name="line-42"/><text:bookmark text:name="line-41"/><text:bookmark text:name="line-40"/><text:span text:style-name="T4">sudo apt install python3-rosdep</text:span></text:p>
        </text:list-item>
        <text:list-item>
          <text:p text:style-name="P4"><text:span text:style-name="T4">sudo rosdep init</text:span></text:p>
        </text:list-item>
        <text:list-item>
          <text:p text:style-name="P9"><text:span text:style-name="T1">ros</text:span>dep update</text:p>
        </text:list-item>
        <text:list-item>
          <text:p text:style-name="P10">sudo apt update</text:p>
        </text:list-item>
        <text:list-item>
          <text:p text:style-name="P7">sudo apt autoremov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2:36:16.560530023</meta:creation-date>
    <dc:date>2021-02-19T13:17:25.702771142</dc:date>
    <meta:editing-duration>PT20M4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03" meta:character-count="793" meta:non-whitespace-character-count="720"/>
  </office:meta>
</office:document-meta>
</file>